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158466" loext:opacity="100%"/>
    </style:style>
    <style:style style:name="P3" style:family="paragraph" style:parent-style-name="Standard">
      <style:text-properties fo:color="#ff0000" loext:opacity="100%"/>
    </style:style>
    <style:style style:name="T1" style:family="text">
      <style:text-properties officeooo:rsid="001e50e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e50e8"/>
    </style:style>
    <style:style style:name="T4" style:family="text">
      <style:text-properties fo:color="#c9211e" loext:opacity="100%" officeooo:rsid="00203db7"/>
    </style:style>
    <style:style style:name="T5" style:family="text">
      <style:text-properties officeooo:rsid="00203db7"/>
    </style:style>
    <style:style style:name="T6" style:family="text">
      <style:text-properties officeooo:rsid="0021d4fe"/>
    </style:style>
    <style:style style:name="T7" style:family="text">
      <style:text-properties officeooo:rsid="00224526"/>
    </style:style>
    <style:style style:name="T8" style:family="text">
      <style:text-properties officeooo:rsid="0023e122"/>
    </style:style>
    <style:style style:name="T9" style:family="text">
      <style:text-properties officeooo:rsid="00249934"/>
    </style:style>
    <style:style style:name="T10" style:family="text">
      <style:text-properties officeooo:rsid="00257a12"/>
    </style:style>
    <style:style style:name="T11" style:family="text">
      <style:text-properties officeooo:rsid="0025b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Quand tu t'enregistre, redirection vers login, et il faut pas de message flash</text:p>
      <text:p text:style-name="Standard"><text:span text:style-name="T1">2) </text:span>problème avec mail de confirmation mailtrap ?</text:p>
      <text:p text:style-name="Standard"><text:span text:style-name="T1">3)</text:span><text:span text:style-name="T3"> </text:span><text:span text:style-name="T2">l'heure de création doit être correct </text:span></text:p>
      <text:p text:style-name="P1"><text:span text:style-name="T5">4) </text:span>quand tu te log redirection vers page d'accueil</text:p>
      <text:p text:style-name="Standard"><text:span text:style-name="T4">5) </text:span><text:span text:style-name="T2">création de vidéos, redirection page d'accuei</text:span>l</text:p>
      <text:p text:style-name="P1"><text:span text:style-name="T5">6) </text:span>edit video redirection page d'accueil</text:p>
      <text:p text:style-name="P1"><text:span text:style-name="T6">7) </text:span>création vidéo, titre de minimum 3 caractère et description de minimum 15 caractère</text:p>
      <text:p text:style-name="P2"><text:span text:style-name="T6">8) </text:span>problème après création de vidéos (page d'accueil n'affiche rien) ??</text:p>
      <text:p text:style-name="P3">9<text:span text:style-name="T7">) </text:span>titre vidéos page d'accueil au dessus de la vidéos</text:p>
      <text:p text:style-name="P3"><text:span text:style-name="T8">10) </text:span>dans show delete il faut un message flash de confirmation <text:span text:style-name="T8">(Modal bootstrap)</text:span></text:p>
      <text:p text:style-name="P3"><text:span text:style-name="T9">11) </text:span>Attention les couleurs des messages flash a changer (voir contrainte part 4 dans projet)</text:p>
      <text:p text:style-name="P3"><text:span text:style-name="T9">12) </text:span>rajouter message flash quand tu es redirigé sur une page (quand /login et que tu es déjà connecté)</text:p>
      <text:p text:style-name="P1"><text:span text:style-name="T10">13) </text:span>vérifier la route url register quand tu es connecté </text:p>
      <text:p text:style-name="P2"><text:span text:style-name="T10">14) </text:span>message flash a rajouter quand on essaye d'aller sur la page de création de vidéos sans être connecte → <text:span text:style-name="T11">security.yaml access_contro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4T10:36:54.185000000</meta:creation-date>
    <dc:date>2022-09-04T13:00:25.306000000</dc:date>
    <meta:editing-duration>PT1M38S</meta:editing-duration>
    <meta:editing-cycles>1</meta:editing-cycles>
    <meta:document-statistic meta:table-count="0" meta:image-count="0" meta:object-count="0" meta:page-count="1" meta:paragraph-count="14" meta:word-count="165" meta:character-count="984" meta:non-whitespace-character-count="831"/>
    <meta:generator>LibreOffice/7.1.3.2$Windows_X86_64 LibreOffice_project/47f78053abe362b9384784d31a6e56f8511eb1c1</meta:generator>
  </office:meta>
</office:document-meta>
</file>